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5000002AF51D1751570FDFB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809cm" svg:height="11.291cm" svg:x="0.055cm" svg:y="0.309cm">
          <draw:image xlink:href="Pictures/1000000000000385000002AF51D1751570FDFB6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5T11:39:35.431000000</dc:date>
    <meta:editing-duration>PT2M17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